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S1" style:family="section">
      <style:section-properties fo:margin-left="0in" fo:margin-right="0in" style:writing-mode="lr-tb">
        <style:columns fo:column-count="2">
          <style:column style:rel-width="4986*" fo:start-indent="0in" fo:end-indent="0.1in"/>
          <style:column style:rel-width="4986*" fo:start-indent="0.1in" fo:end-indent="0in"/>
        </style:columns>
      </style:section-properties>
    </style:style>
    <style:style style:name="T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7" style:parent-style-name="Standard" style:family="paragraph">
      <style:text-properties fo:font-style="italic" style:font-style-asian="italic" style:font-style-complex="italic"/>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S2" style:family="section">
      <style:section-properties fo:margin-left="0in" fo:margin-right="0in" style:writing-mode="lr-tb"/>
    </style:style>
    <style:style style:name="P10"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1"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2"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3"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4"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5"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6"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7"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8"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19"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20"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21" style:parent-style-name="Textbody" style:family="paragraph">
      <style:paragraph-properties fo:margin-bottom="0in"/>
    </style:style>
    <style:style style:name="P22" style:parent-style-name="Textbody" style:family="paragraph">
      <style:paragraph-properties fo:margin-bottom="0in"/>
    </style:style>
    <style:style style:name="P23" style:parent-style-name="Textbody" style:family="paragraph">
      <style:paragraph-properties fo:margin-bottom="0in"/>
    </style:style>
    <style:style style:name="P24" style:parent-style-name="Textbody" style:family="paragraph">
      <style:paragraph-properties fo:margin-bottom="0in"/>
    </style:style>
    <style:style style:name="P25" style:parent-style-name="Textbody" style:family="paragraph">
      <style:paragraph-properties fo:margin-bottom="0in"/>
    </style:style>
    <style:style style:name="P26" style:parent-style-name="Textbody" style:family="paragraph">
      <style:paragraph-properties fo:margin-bottom="0in"/>
    </style:style>
    <style:style style:name="S3" style:family="section">
      <style:section-properties fo:margin-left="0in" fo:margin-right="0in" style:writing-mode="lr-tb"/>
    </style:style>
    <style:style style:name="P27"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ableColumn29" style:family="table-column">
      <style:table-column-properties style:column-width="0.8555in"/>
    </style:style>
    <style:style style:name="Table28" style:family="table">
      <style:table-properties style:width="0.8555in" fo:margin-left="0in" table:align="left"/>
    </style:style>
    <style:style style:name="TableRow30" style:family="table-row">
      <style:table-row-properties/>
    </style:style>
    <style:style style:name="TableCell31" style:family="table-cell">
      <style:table-cell-properties fo:border="none" style:writing-mode="lr-tb" style:vertical-align="middle" fo:padding-top="0.0104in" fo:padding-left="0.0104in" fo:padding-bottom="0.0104in" fo:padding-right="0.0104in"/>
    </style:style>
    <style:style style:name="P32"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33" style:family="table-row">
      <style:table-row-properties/>
    </style:style>
    <style:style style:name="TableCell34" style:family="table-cell">
      <style:table-cell-properties fo:border="none" style:writing-mode="lr-tb" style:vertical-align="middle" fo:padding-top="0.0104in" fo:padding-left="0.0104in" fo:padding-bottom="0.0104in" fo:padding-right="0.0104in"/>
    </style:style>
    <style:style style:name="P35"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36"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38" style:family="table-column">
      <style:table-column-properties style:column-width="2.2902in"/>
    </style:style>
    <style:style style:name="Table37" style:family="table">
      <style:table-properties style:width="2.2902in" fo:margin-left="0in" table:align="left"/>
    </style:style>
    <style:style style:name="TableRow39" style:family="table-row">
      <style:table-row-properties/>
    </style:style>
    <style:style style:name="TableCell40" style:family="table-cell">
      <style:table-cell-properties fo:border="none" style:writing-mode="lr-tb" style:vertical-align="middle" fo:padding-top="0.0104in" fo:padding-left="0.0104in" fo:padding-bottom="0.0104in" fo:padding-right="0.0104in"/>
    </style:style>
    <style:style style:name="P41"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42" style:family="table-row">
      <style:table-row-properties/>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45"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47" style:family="table-column">
      <style:table-column-properties style:column-width="2.0687in"/>
    </style:style>
    <style:style style:name="Table46" style:family="table">
      <style:table-properties style:width="2.0687in" fo:margin-left="0in" table:align="left"/>
    </style:style>
    <style:style style:name="TableRow48" style:family="table-row">
      <style:table-row-properties/>
    </style:style>
    <style:style style:name="TableCell49" style:family="table-cell">
      <style:table-cell-properties fo:border="none" style:writing-mode="lr-tb" style:vertical-align="middle" fo:padding-top="0.0104in" fo:padding-left="0.0104in" fo:padding-bottom="0.0104in" fo:padding-right="0.0104in"/>
    </style:style>
    <style:style style:name="P50"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51" style:family="table-row">
      <style:table-row-properties/>
    </style:style>
    <style:style style:name="TableCell52" style:family="table-cell">
      <style:table-cell-properties fo:border="none" style:writing-mode="lr-tb" style:vertical-align="middle" fo:padding-top="0.0104in" fo:padding-left="0.0104in" fo:padding-bottom="0.0104in" fo:padding-right="0.0104in"/>
    </style:style>
    <style:style style:name="P53"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54"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56" style:family="table-column">
      <style:table-column-properties style:column-width="2.0965in"/>
    </style:style>
    <style:style style:name="Table55" style:family="table">
      <style:table-properties style:width="2.0965in" fo:margin-left="0in" table:align="left"/>
    </style:style>
    <style:style style:name="TableRow57" style:family="table-row">
      <style:table-row-properties/>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60" style:family="table-row">
      <style:table-row-properties/>
    </style:style>
    <style:style style:name="TableCell61" style:family="table-cell">
      <style:table-cell-properties fo:border="none" style:writing-mode="lr-tb" style:vertical-align="middle" fo:padding-top="0.0104in" fo:padding-left="0.0104in" fo:padding-bottom="0.0104in" fo:padding-right="0.0104in"/>
    </style:style>
    <style:style style:name="P62"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63"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65" style:family="table-column">
      <style:table-column-properties style:column-width="2.193in"/>
    </style:style>
    <style:style style:name="Table64" style:family="table">
      <style:table-properties style:width="2.193in" fo:margin-left="0in" table:align="left"/>
    </style:style>
    <style:style style:name="TableRow66" style:family="table-row">
      <style:table-row-properties/>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69" style:family="table-row">
      <style:table-row-properties/>
    </style:style>
    <style:style style:name="TableCell70" style:family="table-cell">
      <style:table-cell-properties fo:border="none" style:writing-mode="lr-tb" style:vertical-align="middle" fo:padding-top="0.0104in" fo:padding-left="0.0104in" fo:padding-bottom="0.0104in" fo:padding-right="0.0104in"/>
    </style:style>
    <style:style style:name="P71"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72"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74" style:family="table-column">
      <style:table-column-properties style:column-width="2.3041in"/>
    </style:style>
    <style:style style:name="Table73" style:family="table">
      <style:table-properties style:width="2.3041in" fo:margin-left="0in" table:align="left"/>
    </style:style>
    <style:style style:name="TableRow75" style:family="table-row">
      <style:table-row-properties/>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78" style:family="table-row">
      <style:table-row-properties/>
    </style:style>
    <style:style style:name="TableCell79" style:family="table-cell">
      <style:table-cell-properties fo:border="none" style:writing-mode="lr-tb" style:vertical-align="middle" fo:padding-top="0.0104in" fo:padding-left="0.0104in" fo:padding-bottom="0.0104in" fo:padding-right="0.0104in"/>
    </style:style>
    <style:style style:name="P80"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81"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83" style:family="table-column">
      <style:table-column-properties style:column-width="0.8555in"/>
    </style:style>
    <style:style style:name="Table82" style:family="table">
      <style:table-properties style:width="0.8555in" fo:margin-left="0in" table:align="left"/>
    </style:style>
    <style:style style:name="TableRow84" style:family="table-row">
      <style:table-row-properties/>
    </style:style>
    <style:style style:name="TableCell85" style:family="table-cell">
      <style:table-cell-properties fo:border="none" style:writing-mode="lr-tb" style:vertical-align="middle" fo:padding-top="0.0104in" fo:padding-left="0.0104in" fo:padding-bottom="0.0104in" fo:padding-right="0.0104in"/>
    </style:style>
    <style:style style:name="P86"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87" style:family="table-row">
      <style:table-row-properties/>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90"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92" style:family="table-column">
      <style:table-column-properties style:column-width="4.75in"/>
    </style:style>
    <style:style style:name="Table91" style:family="table">
      <style:table-properties style:width="4.75in" fo:margin-left="0in" table:align="left"/>
    </style:style>
    <style:style style:name="TableRow93" style:family="table-row">
      <style:table-row-properties/>
    </style:style>
    <style:style style:name="TableCell94" style:family="table-cell">
      <style:table-cell-properties fo:border="none" style:writing-mode="lr-tb" style:vertical-align="middle" fo:padding-top="0.0104in" fo:padding-left="0.0104in" fo:padding-bottom="0.0104in" fo:padding-right="0.0104in"/>
    </style:style>
    <style:style style:name="P95"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96" style:family="table-row">
      <style:table-row-properties/>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99"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101" style:family="table-column">
      <style:table-column-properties style:column-width="4.4027in"/>
    </style:style>
    <style:style style:name="Table100" style:family="table">
      <style:table-properties style:width="4.4027in" fo:margin-left="0in" table:align="left"/>
    </style:style>
    <style:style style:name="TableRow102" style:family="table-row">
      <style:table-row-properties/>
    </style:style>
    <style:style style:name="TableCell103" style:family="table-cell">
      <style:table-cell-properties fo:border="none" style:writing-mode="lr-tb" style:vertical-align="middle" fo:padding-top="0.0104in" fo:padding-left="0.0104in" fo:padding-bottom="0.0104in" fo:padding-right="0.0104in"/>
    </style:style>
    <style:style style:name="P104"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105" style:family="table-row">
      <style:table-row-properties/>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8"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110" style:family="table-column">
      <style:table-column-properties style:column-width="3.8194in"/>
    </style:style>
    <style:style style:name="Table109" style:family="table">
      <style:table-properties style:width="3.8194in" fo:margin-left="0in" table:align="left"/>
    </style:style>
    <style:style style:name="TableRow111" style:family="table-row">
      <style:table-row-properties/>
    </style:style>
    <style:style style:name="TableCell112" style:family="table-cell">
      <style:table-cell-properties fo:border="none" style:writing-mode="lr-tb" style:vertical-align="middle" fo:padding-top="0.0104in" fo:padding-left="0.0104in" fo:padding-bottom="0.0104in" fo:padding-right="0.0104in"/>
    </style:style>
    <style:style style:name="P113"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114" style:family="table-row">
      <style:table-row-properties/>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7"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119" style:family="table-column">
      <style:table-column-properties style:column-width="3.2826in"/>
    </style:style>
    <style:style style:name="Table118" style:family="table">
      <style:table-properties style:width="3.2826in" fo:margin-left="0in" table:align="left"/>
    </style:style>
    <style:style style:name="TableRow120" style:family="table-row">
      <style:table-row-properties/>
    </style:style>
    <style:style style:name="TableCell121" style:family="table-cell">
      <style:table-cell-properties fo:border="none" style:writing-mode="lr-tb" style:vertical-align="middle" fo:padding-top="0.0104in" fo:padding-left="0.0104in" fo:padding-bottom="0.0104in" fo:padding-right="0.0104in"/>
    </style:style>
    <style:style style:name="P122"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123" style:family="table-row">
      <style:table-row-properties/>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6"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128" style:family="table-column">
      <style:table-column-properties style:column-width="3.3659in"/>
    </style:style>
    <style:style style:name="Table127" style:family="table">
      <style:table-properties style:width="3.3659in" fo:margin-left="0in" table:align="left"/>
    </style:style>
    <style:style style:name="TableRow129" style:family="table-row">
      <style:table-row-properties/>
    </style:style>
    <style:style style:name="TableCell130" style:family="table-cell">
      <style:table-cell-properties fo:border="none" style:writing-mode="lr-tb" style:vertical-align="middle" fo:padding-top="0.0104in" fo:padding-left="0.0104in" fo:padding-bottom="0.0104in" fo:padding-right="0.0104in"/>
    </style:style>
    <style:style style:name="P131"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132" style:family="table-row">
      <style:table-row-properties/>
    </style:style>
    <style:style style:name="TableCell133" style:family="table-cell">
      <style:table-cell-properties fo:border="none" style:writing-mode="lr-tb" style:vertical-align="middle" fo:padding-top="0.0104in" fo:padding-left="0.0104in" fo:padding-bottom="0.0104in" fo:padding-right="0.0104in"/>
    </style:style>
    <style:style style:name="P134"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5"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137" style:family="table-column">
      <style:table-column-properties style:column-width="0.8555in"/>
    </style:style>
    <style:style style:name="Table136" style:family="table">
      <style:table-properties style:width="0.8555in" fo:margin-left="0in" table:align="left"/>
    </style:style>
    <style:style style:name="TableRow138" style:family="table-row">
      <style:table-row-properties/>
    </style:style>
    <style:style style:name="TableCell139" style:family="table-cell">
      <style:table-cell-properties fo:border="none" style:writing-mode="lr-tb" style:vertical-align="middle" fo:padding-top="0.0104in" fo:padding-left="0.0104in" fo:padding-bottom="0.0104in" fo:padding-right="0.0104in"/>
    </style:style>
    <style:style style:name="P140"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141" style:family="table-row">
      <style:table-row-properties/>
    </style:style>
    <style:style style:name="TableCell142" style:family="table-cell">
      <style:table-cell-properties fo:border="none" style:writing-mode="lr-tb" style:vertical-align="middle" fo:padding-top="0.0104in" fo:padding-left="0.0104in" fo:padding-bottom="0.0104in" fo:padding-right="0.0104in"/>
    </style:style>
    <style:style style:name="P143"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4"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146" style:family="table-column">
      <style:table-column-properties style:column-width="4.2083in"/>
    </style:style>
    <style:style style:name="Table145" style:family="table">
      <style:table-properties style:width="4.2083in" fo:margin-left="0in" table:align="left"/>
    </style:style>
    <style:style style:name="TableRow147" style:family="table-row">
      <style:table-row-properties/>
    </style:style>
    <style:style style:name="TableCell148" style:family="table-cell">
      <style:table-cell-properties fo:border="none" style:writing-mode="lr-tb" style:vertical-align="middle" fo:padding-top="0.0104in" fo:padding-left="0.0104in" fo:padding-bottom="0.0104in" fo:padding-right="0.0104in"/>
    </style:style>
    <style:style style:name="P149"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150" style:family="table-row">
      <style:table-row-properties/>
    </style:style>
    <style:style style:name="TableCell151" style:family="table-cell">
      <style:table-cell-properties fo:border="none" style:writing-mode="lr-tb" style:vertical-align="middle" fo:padding-top="0.0104in" fo:padding-left="0.0104in" fo:padding-bottom="0.0104in" fo:padding-right="0.0104in"/>
    </style:style>
    <style:style style:name="P152"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153"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155" style:family="table-column">
      <style:table-column-properties style:column-width="3.8194in"/>
    </style:style>
    <style:style style:name="Table154" style:family="table">
      <style:table-properties style:width="3.8194in" fo:margin-left="0in" table:align="left"/>
    </style:style>
    <style:style style:name="TableRow156" style:family="table-row">
      <style:table-row-properties/>
    </style:style>
    <style:style style:name="TableCell157" style:family="table-cell">
      <style:table-cell-properties fo:border="none" style:writing-mode="lr-tb" style:vertical-align="middle" fo:padding-top="0.0104in" fo:padding-left="0.0104in" fo:padding-bottom="0.0104in" fo:padding-right="0.0104in"/>
    </style:style>
    <style:style style:name="P158"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159" style:family="table-row">
      <style:table-row-properties/>
    </style:style>
    <style:style style:name="TableCell160" style:family="table-cell">
      <style:table-cell-properties fo:border="none" style:writing-mode="lr-tb" style:vertical-align="middle" fo:padding-top="0.0104in" fo:padding-left="0.0104in" fo:padding-bottom="0.0104in" fo:padding-right="0.0104in"/>
    </style:style>
    <style:style style:name="P161"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16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S4" style:family="section">
      <style:section-properties fo:margin-left="0in" fo:margin-right="0in" style:writing-mode="lr-tb">
        <style:columns fo:column-count="2">
          <style:column style:rel-width="4986*" fo:start-indent="0in" fo:end-indent="0.1in"/>
          <style:column style:rel-width="4986*" fo:start-indent="0.1in" fo:end-indent="0in"/>
        </style:columns>
      </style:section-properties>
    </style:style>
    <style:style style:name="S5" style:family="section">
      <style:section-properties fo:margin-left="0in" fo:margin-right="0in" style:writing-mode="lr-tb">
        <style:columns fo:column-count="2" fo:column-gap="0.2in"/>
      </style:section-properties>
    </style:style>
    <style:style style:name="P163" style:parent-style-name="Textbody" style:family="paragraph">
      <style:text-properties fo:font-weight="bold" style:font-weight-asian="bold" style:font-weight-complex="bold" fo:font-size="16pt" style:font-size-asian="16pt" style:font-size-complex="16pt"/>
    </style:style>
  </office:automatic-styles>
  <office:body>
    <office:text text:use-soft-page-breaks="true">
      <text:p text:style-name="P1">Assignment 3<text:s/>– Cache-Oblivious Matrix</text:p>
      <text:p text:style-name="Subtitle">Performance Engineering Report</text:p>
      <text:p text:style-name="P2"/>
      <text:p text:style-name="P3"><text:s/>Your name here:<text:s/>Allen West</text:p>
      <text:p text:style-name="P4"/>
      <text:section text:name="Sect1" text:style-name="S1">
        <text:h text:style-name="Heading3" text:outline-level="3">Assignment Abstract:</text:h>
        <text:p text:style-name="Standard"><text:span text:style-name="T5">For this Assignment you will be measuring the difference between three matrix multiply implementations. You will use the Google Benchmarks</text:span><text:span text:style-name="T6"><text:s/>suite to measure.</text:span></text:p>
        <text:h text:style-name="Heading3" text:outline-level="3">Introduction</text:h>
        <text:p text:style-name="Standard">Cache oblivious algorithms rely on no explicit parameters defining caches. Because of this, they are able to use multiple sizes of caches in the case like matrix multiple where is keeps dividing them into smaller and smaller portions until they land at the final size cache that will be inevitably optimal. Another benefit of cache or general resource-blind algorithms is that they are more adaptable. While specificity is generally seen as more optimal in the end game, cache blindness benefits include not having to explicitly state size parameters when changes occur or machine migration messes with how the algorithm interacts with the CPU.</text:p>
        <text:p text:style-name="P7"/>
        <text:h text:style-name="Heading3" text:outline-level="3">Experimental Setup</text:h>
        <text:p text:style-name="Textbody">For the testing of optimization, the lab set up was a Debian Unix Virtual Machine running on<text:s/>Virtual Box. As a benchmark tester I used Google Benchmark (GB) to demonstrate accuracy of execution of individual functions.<text:s/>To aid GB,<text:s/><text:s/>I wrote all the methods used in the file and then set them up as BENCHMARKS and called BENCHMARK_MAIN() to execute them all the same way. All set up work was done in the benchmark before starting the actual assessment to really focus on the important part of the execution, the matrix multiply. I ran the executable<text:s/>10 timesto get the mean of<text:s/>the run-times<text:s/>as well as<text:s/>cache hit and miss rate<text:s/>in<text:s/>the tables<text:s/>below.<text:s/></text:p>
        <text:h text:style-name="Heading3" text:outline-level="3">Results</text:h>
        <text:p text:style-name="Textbody">For this experiment, I<text:s/>ran the matrix multiply with a 256x256 matrix.<text:s/>As a cache analysis tool I used cachegrind and as previously stated, I used Google Benchmarks to record the runtimes. In<text:s/><text:span text:style-name="T8">Figure 1.<text:s/></text:span>Is the runtime averages. In<text:s/><text:span text:style-name="T9">Figure 2.<text:s/></text:span>Is the cache hit and miss analysis.</text:p>
      </text:section>
      <text:section text:name="Sect2" text:style-name="S2">
        <text:p text:style-name="P10"/>
        <text:p text:style-name="P11"/>
        <text:p text:style-name="P12"/>
        <text:p text:style-name="P13"/>
        <text:p text:style-name="P14"/>
        <text:p text:style-name="P15"/>
        <text:p text:style-name="P16"/>
        <text:p text:style-name="P17"/>
        <text:p text:style-name="P18"/>
        <text:p text:style-name="P19"/>
        <text:soft-page-break/>
        <text:p text:style-name="P20">Figure 1.</text:p>
        <text:p text:style-name="P21">After 10 runs, the average was as follows:</text:p>
        <text:p text:style-name="P22">CPU Caches:</text:p>
        <text:p text:style-name="P23"><text:s text:c="2"/>L1 Data 32 KiB (x2)</text:p>
        <text:p text:style-name="P24"><text:s text:c="2"/>L1 Instruction 32 KiB (x2)</text:p>
        <text:p text:style-name="P25"><text:s text:c="2"/>L2 Unified 256 KiB (x2)</text:p>
        <text:p text:style-name="P26"><text:s text:c="2"/>L3 Unified 6144 KiB (x2)</text:p>
        <text:p text:style-name="Textbody">---------------------------------------------------------------------------</text:p>
        <text:p text:style-name="Textbody">Benchmark <text:s text:c="14"/>Time <text:s text:c="12"/><text:s text:c="5"/>CPU <text:s/><text:s text:c="13"/><text:s/>Iterations</text:p>
        <text:p text:style-name="Textbody">---------------------------------------------------------------------------</text:p>
        <text:p text:style-name="Textbody">regular_matrix <text:s/><text:s text:c="4"/>517331627 ns <text:s text:c="3"/>516437928 ns <text:s text:c="4"/>10</text:p>
        <text:p text:style-name="Textbody">BM_Rec_Mult <text:s text:c="4"/><text:s/>427313045 ns <text:s text:c="3"/>426812101 ns <text:s text:c="4"/>10</text:p>
        <text:p text:style-name="Textbody">BM_Rec_Mult2 <text:s text:c="3"/>288979934 ns <text:s text:c="3"/>288727112 ns <text:s text:c="4"/>10<text:s text:c="2"/></text:p>
      </text:section>
      <text:section text:name="Sect3" text:style-name="S3">
        <text:p text:style-name="Textbody"/>
        <text:p text:style-name="P27">Figure 2.</text:p>
        <table:table table:style-name="Table28">
          <table:table-columns>
            <table:table-column table:style-name="TableColumn29"/>
          </table:table-columns>
          <table:table-row table:style-name="TableRow30">
            <table:table-cell table:style-name="TableCell31">
              <text:p text:style-name="P32">==30430==<text:s/></text:p>
            </table:table-cell>
          </table:table-row>
          <table:table-row table:style-name="TableRow33">
            <table:table-cell table:style-name="TableCell34">
              <text:p text:style-name="P35"/>
            </table:table-cell>
          </table:table-row>
        </table:table>
        <text:p text:style-name="P36"/>
        <table:table table:style-name="Table37">
          <table:table-columns>
            <table:table-column table:style-name="TableColumn38"/>
          </table:table-columns>
          <table:table-row table:style-name="TableRow39">
            <table:table-cell table:style-name="TableCell40">
              <text:p text:style-name="P41">==30430== I refs: 2,535,359,932</text:p>
            </table:table-cell>
          </table:table-row>
          <table:table-row table:style-name="TableRow42">
            <table:table-cell table:style-name="TableCell43">
              <text:p text:style-name="P44"/>
            </table:table-cell>
          </table:table-row>
        </table:table>
        <text:p text:style-name="P45"/>
        <table:table table:style-name="Table46">
          <table:table-columns>
            <table:table-column table:style-name="TableColumn47"/>
          </table:table-columns>
          <table:table-row table:style-name="TableRow48">
            <table:table-cell table:style-name="TableCell49">
              <text:p text:style-name="P50">==30430== I1 misses: 13,994</text:p>
            </table:table-cell>
          </table:table-row>
          <table:table-row table:style-name="TableRow51">
            <table:table-cell table:style-name="TableCell52">
              <text:p text:style-name="P53"/>
            </table:table-cell>
          </table:table-row>
        </table:table>
        <text:p text:style-name="P54"/>
        <table:table table:style-name="Table55">
          <table:table-columns>
            <table:table-column table:style-name="TableColumn56"/>
          </table:table-columns>
          <table:table-row table:style-name="TableRow57">
            <table:table-cell table:style-name="TableCell58">
              <text:p text:style-name="P59">==30430== LLi misses: 5,460</text:p>
            </table:table-cell>
          </table:table-row>
          <table:table-row table:style-name="TableRow60">
            <table:table-cell table:style-name="TableCell61">
              <text:p text:style-name="P62"/>
            </table:table-cell>
          </table:table-row>
        </table:table>
        <text:p text:style-name="P63"/>
        <table:table table:style-name="Table64">
          <table:table-columns>
            <table:table-column table:style-name="TableColumn65"/>
          </table:table-columns>
          <table:table-row table:style-name="TableRow66">
            <table:table-cell table:style-name="TableCell67">
              <text:p text:style-name="P68">==30430== I1 miss rate: 0.00%</text:p>
            </table:table-cell>
          </table:table-row>
          <table:table-row table:style-name="TableRow69">
            <table:table-cell table:style-name="TableCell70">
              <text:p text:style-name="P71"/>
            </table:table-cell>
          </table:table-row>
        </table:table>
        <text:p text:style-name="P72"/>
        <table:table table:style-name="Table73">
          <table:table-columns>
            <table:table-column table:style-name="TableColumn74"/>
          </table:table-columns>
          <table:table-row table:style-name="TableRow75">
            <table:table-cell table:style-name="TableCell76">
              <text:p text:style-name="P77">==30430== LLi miss rate: 0.00%</text:p>
            </table:table-cell>
          </table:table-row>
          <table:table-row table:style-name="TableRow78">
            <table:table-cell table:style-name="TableCell79">
              <text:p text:style-name="P80"/>
            </table:table-cell>
          </table:table-row>
        </table:table>
        <text:p text:style-name="P81"/>
        <table:table table:style-name="Table82">
          <table:table-columns>
            <table:table-column table:style-name="TableColumn83"/>
          </table:table-columns>
          <table:table-row table:style-name="TableRow84">
            <table:table-cell table:style-name="TableCell85">
              <text:p text:style-name="P86">==30430==<text:s/></text:p>
            </table:table-cell>
          </table:table-row>
          <table:table-row table:style-name="TableRow87">
            <table:table-cell table:style-name="TableCell88">
              <text:p text:style-name="P89"/>
            </table:table-cell>
          </table:table-row>
        </table:table>
        <text:p text:style-name="P90"/>
        <table:table table:style-name="Table91">
          <table:table-columns>
            <table:table-column table:style-name="TableColumn92"/>
          </table:table-columns>
          <table:table-row table:style-name="TableRow93">
            <table:table-cell table:style-name="TableCell94">
              <text:p text:style-name="P95">==30430== D refs: 1,256,260,141 (913,186,090 rd + 343,074,051 wr)</text:p>
            </table:table-cell>
          </table:table-row>
          <table:table-row table:style-name="TableRow96">
            <table:table-cell table:style-name="TableCell97">
              <text:p text:style-name="P98"/>
            </table:table-cell>
          </table:table-row>
        </table:table>
        <text:p text:style-name="P99"/>
        <table:table table:style-name="Table100">
          <table:table-columns>
            <table:table-column table:style-name="TableColumn101"/>
          </table:table-columns>
          <table:table-row table:style-name="TableRow102">
            <table:table-cell table:style-name="TableCell103">
              <text:p text:style-name="P104">==30430== D1 misses: 19,260,252 ( 19,183,127 rd + 77,125 wr)</text:p>
            </table:table-cell>
          </table:table-row>
          <table:table-row table:style-name="TableRow105">
            <table:table-cell table:style-name="TableCell106">
              <text:p text:style-name="P107"/>
            </table:table-cell>
          </table:table-row>
        </table:table>
        <text:p text:style-name="P108"/>
        <table:table table:style-name="Table109">
          <table:table-columns>
            <table:table-column table:style-name="TableColumn110"/>
          </table:table-columns>
          <table:table-row table:style-name="TableRow111">
            <table:table-cell table:style-name="TableCell112">
              <text:p text:style-name="P113">==30430== LLd misses: 35,832 ( 9,768 rd + 26,064 wr)</text:p>
            </table:table-cell>
          </table:table-row>
          <table:table-row table:style-name="TableRow114">
            <table:table-cell table:style-name="TableCell115">
              <text:p text:style-name="P116"/>
            </table:table-cell>
          </table:table-row>
        </table:table>
        <text:p text:style-name="P117"/>
        <table:table table:style-name="Table118">
          <table:table-columns>
            <table:table-column table:style-name="TableColumn119"/>
          </table:table-columns>
          <table:table-row table:style-name="TableRow120">
            <table:table-cell table:style-name="TableCell121">
              <text:p text:style-name="P122">==30430== D1 miss rate: 1.5% ( 2.1% + 0.0% )</text:p>
            </table:table-cell>
          </table:table-row>
          <table:table-row table:style-name="TableRow123">
            <table:table-cell table:style-name="TableCell124">
              <text:p text:style-name="P125"/>
            </table:table-cell>
          </table:table-row>
        </table:table>
        <text:p text:style-name="P126"/>
        <table:table table:style-name="Table127">
          <table:table-columns>
            <table:table-column table:style-name="TableColumn128"/>
          </table:table-columns>
          <table:table-row table:style-name="TableRow129">
            <table:table-cell table:style-name="TableCell130">
              <text:p text:style-name="P131">==30430== LLd miss rate: 0.0% ( 0.0% + 0.0% )</text:p>
            </table:table-cell>
          </table:table-row>
          <table:table-row table:style-name="TableRow132">
            <table:table-cell table:style-name="TableCell133">
              <text:p text:style-name="P134"/>
            </table:table-cell>
          </table:table-row>
        </table:table>
        <text:p text:style-name="P135"/>
        <table:table table:style-name="Table136">
          <table:table-columns>
            <table:table-column table:style-name="TableColumn137"/>
          </table:table-columns>
          <table:table-row table:style-name="TableRow138">
            <table:table-cell table:style-name="TableCell139">
              <text:p text:style-name="P140">==30430==<text:s/></text:p>
            </table:table-cell>
          </table:table-row>
          <table:table-row table:style-name="TableRow141">
            <table:table-cell table:style-name="TableCell142">
              <text:p text:style-name="P143"/>
            </table:table-cell>
          </table:table-row>
        </table:table>
        <text:p text:style-name="P144"/>
        <table:table table:style-name="Table145">
          <table:table-columns>
            <table:table-column table:style-name="TableColumn146"/>
          </table:table-columns>
          <table:table-row table:style-name="TableRow147">
            <table:table-cell table:style-name="TableCell148">
              <text:p text:style-name="P149">==30430== LL refs: 19,274,246 ( 19,197,121 rd + 77,125 wr)</text:p>
            </table:table-cell>
          </table:table-row>
          <table:table-row table:style-name="TableRow150">
            <table:table-cell table:style-name="TableCell151">
              <text:p text:style-name="P152"/>
            </table:table-cell>
          </table:table-row>
        </table:table>
        <text:p text:style-name="P153"/>
        <table:table table:style-name="Table154">
          <table:table-columns>
            <table:table-column table:style-name="TableColumn155"/>
          </table:table-columns>
          <table:table-row table:style-name="TableRow156">
            <table:table-cell table:style-name="TableCell157">
              <text:p text:style-name="P158">==30430== LL misses: 41,292 ( 15,228 rd + 26,064 wr)</text:p>
            </table:table-cell>
          </table:table-row>
          <table:table-row table:style-name="TableRow159">
            <table:table-cell table:style-name="TableCell160">
              <text:p text:style-name="P161"/>
            </table:table-cell>
          </table:table-row>
        </table:table>
        <text:p text:style-name="Textbody"><text:span text:style-name="T162">==30430== LL miss rate: 0.0% ( 0.0% + 0.0% )</text:span></text:p>
      </text:section>
      <text:section text:name="Sect4" text:style-name="S4">
        <text:h text:style-name="Heading3" text:outline-level="3"/>
        <text:p text:style-name="Textbody"/>
      </text:section>
      <text:section text:name="Sect5" text:style-name="S5">
        <text:soft-page-break/>
        <text:h text:style-name="Heading3" text:outline-level="3">Discussion</text:h>
        <text:p text:style-name="Textbody">Each implementation of matrix multiply did well overall. The cache oblivious versions did much better and was improved even more when SIMD was taken advantage of, even only to the extent of making n = 2. The amount of cache misses is shockingly low. I realize the point of this experiment was to demonstrate how much better cache obliviousness is with certain algorithms but this was truly impeccable accuracy.<text:s/><text:s/></text:p>
        <text:h text:style-name="Heading3" text:outline-level="3">Threats to Validity</text:h>
        <text:p text:style-name="Textbody">The main concern that comes with this project is lack of experience with the tools I was using. Because of this, and the rushed nature of the summer 1 course, I found it hard to really dedicate the time I would have like to this assignment. I think I could have stood to analyze the cache hits and misses to individual parts of the code a little more closely, and running on a virtual machine, especially mine which is slow, is sure to gum up the results a little bit.</text:p>
        <text:p text:style-name="P163">Conclusion</text:p>
        <text:p text:style-name="Textbody">In conclusion, cache oblivious algorithms have their place, especially with divide and conquer algorithms.<text:s/>Matrix multiply is special because it can use different size caches for different levels and then hit very good accuracy by allowing it to sort itself out. By restricting parameters, this would be harder to change sizes and experiment with different change to functionality in the future. In addition to this, taking advantage of SIMD showed some improvements, and goes to show that it really matters that you take your machine into consideration when planning optimal algorithms.</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len</meta:initial-creator>
    <dc:creator>Allen West</dc:creator>
    <meta:creation-date>2020-06-10T23:45:00Z</meta:creation-date>
    <dc:date>2020-06-10T23:45:00Z</dc:date>
    <meta:template xlink:href="Normal" xlink:type="simple"/>
    <meta:editing-cycles>2</meta:editing-cycles>
    <meta:editing-duration>PT0S</meta:editing-duration>
    <meta:document-statistic meta:page-count="3" meta:paragraph-count="9" meta:word-count="694" meta:character-count="4642" meta:row-count="32" meta:non-whitespace-character-count="3957"/>
  </office:meta>
</office:document-meta>
</file>